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2fc47"/>
    </style:style>
    <style:style style:name="ce2" style:family="table-cell" style:parent-style-name="Default">
      <style:table-cell-properties fo:background-color="#ffccff"/>
    </style:style>
    <style:style style:name="ce3" style:family="table-cell" style:parent-style-name="Default" style:data-style-name="N116"/>
    <style:style style:name="ce4" style:family="table-cell" style:parent-style-name="Default" style:data-style-name="N116">
      <style:table-cell-properties fo:background-color="#ffccff"/>
    </style:style>
    <style:style style:name="ce5" style:family="table-cell" style:parent-style-name="Default">
      <style:table-cell-properties fo:background-color="#66ffff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/>
          <table:table-cell table:number-columns-repeated="2"/>
          <table:table-cell office:value-type="string" calcext:value-type="string">
            <text:p>电压幅值</text:p>
          </table:table-cell>
          <table:table-cell office:value-type="string" calcext:value-type="string">
            <text:p>电压相角</text:p>
          </table:table-cell>
          <table:table-cell office:value-type="string" calcext:value-type="string">
            <text:p>有功负荷</text:p>
          </table:table-cell>
          <table:table-cell office:value-type="string" calcext:value-type="string">
            <text:p>无功负荷</text:p>
          </table:table-cell>
          <table:table-cell office:value-type="string" calcext:value-type="string">
            <text:p>有功 发电</text:p>
          </table:table-cell>
          <table:table-cell office:value-type="string" calcext:value-type="string">
            <text:p>无功发电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s 1 <text:s text:c="4"/>HV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21" calcext:value-type="float">
            <text:p>1.021</text:p>
          </table:table-cell>
          <table:table-cell table:style-name="ce3" office:value-type="float" office:value="-19.9" calcext:value-type="float">
            <text:p>-19.900</text:p>
          </table:table-cell>
          <table:table-cell table:number-columns-repeated="4" table:style-name="ce3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s 2 <text:s text:c="4"/>HV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16" calcext:value-type="float">
            <text:p>1.016</text:p>
          </table:table-cell>
          <table:table-cell table:style-name="ce3" office:value-type="float" office:value="-19.51" calcext:value-type="float">
            <text:p>-19.510</text:p>
          </table:table-cell>
          <table:table-cell table:style-name="ce3" office:value-type="float" office:value="21.7" calcext:value-type="float">
            <text:p>21.700</text:p>
          </table:table-cell>
          <table:table-cell table:style-name="ce3" office:value-type="float" office:value="12.7" calcext:value-type="float">
            <text:p>12.700</text:p>
          </table:table-cell>
          <table:table-cell table:number-columns-repeated="2" table:style-name="ce3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float" office:value="1.045" calcext:value-type="float">
            <text:p>1.045</text:p>
          </table:table-cell>
          <table:table-cell office:value-type="float" office:value="50" calcext:value-type="float">
            <text:p>50</text:p>
          </table:table-cell>
          <table:table-cell office:value-type="float" office:value="-40" calcext:value-type="float">
            <text:p>-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s 3 <text:s text:c="4"/>HV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01" calcext:value-type="float">
            <text:p>1.010</text:p>
          </table:table-cell>
          <table:table-cell table:style-name="ce3" office:value-type="float" office:value="-12.72" calcext:value-type="float">
            <text:p>-12.720</text:p>
          </table:table-cell>
          <table:table-cell table:style-name="ce3" office:value-type="float" office:value="94.2" calcext:value-type="float">
            <text:p>94.200</text:p>
          </table:table-cell>
          <table:table-cell table:style-name="ce3" office:value-type="float" office:value="19" calcext:value-type="float">
            <text:p>19.000</text:p>
          </table:table-cell>
          <table:table-cell table:style-name="ce3" office:value-type="float" office:value="226.8" calcext:value-type="float">
            <text:p>226.800</text:p>
          </table:table-cell>
          <table:table-cell table:style-name="ce3" office:value-type="float" office:value="-23.7" calcext:value-type="float">
            <text:p>-23.700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s 4 <text:s text:c="4"/>HV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16" calcext:value-type="float">
            <text:p>1.016</text:p>
          </table:table-cell>
          <table:table-cell table:style-name="ce3" office:value-type="float" office:value="-20.86" calcext:value-type="float">
            <text:p>-20.860</text:p>
          </table:table-cell>
          <table:table-cell table:style-name="ce3" office:value-type="float" office:value="47.8" calcext:value-type="float">
            <text:p>47.800</text:p>
          </table:table-cell>
          <table:table-cell table:style-name="ce3" office:value-type="float" office:value="-3.9" calcext:value-type="float">
            <text:p>-3.900</text:p>
          </table:table-cell>
          <table:table-cell table:number-columns-repeated="2" table:style-name="ce3" office:value-type="float" office:value="0" calcext:value-type="float">
            <text:p>0.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s 5 <text:s text:c="4"/>HV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27" calcext:value-type="float">
            <text:p>1.027</text:p>
          </table:table-cell>
          <table:table-cell table:style-name="ce3" office:value-type="float" office:value="-21.1" calcext:value-type="float">
            <text:p>-21.100</text:p>
          </table:table-cell>
          <table:table-cell table:style-name="ce3" office:value-type="float" office:value="7.6" calcext:value-type="float">
            <text:p>7.600</text:p>
          </table:table-cell>
          <table:table-cell table:style-name="ce3" office:value-type="float" office:value="1.6" calcext:value-type="float">
            <text:p>1.600</text:p>
          </table:table-cell>
          <table:table-cell table:number-columns-repeated="2" table:style-name="ce3" office:value-type="float" office:value="0" calcext:value-type="float">
            <text:p>0.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s 6 <text:s text:c="4"/>LV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07" calcext:value-type="float">
            <text:p>1.070</text:p>
          </table:table-cell>
          <table:table-cell table:style-name="ce3" office:value-type="float" office:value="-23.31" calcext:value-type="float">
            <text:p>-23.310</text:p>
          </table:table-cell>
          <table:table-cell table:style-name="ce3" office:value-type="float" office:value="11.2" calcext:value-type="float">
            <text:p>11.200</text:p>
          </table:table-cell>
          <table:table-cell table:style-name="ce3" office:value-type="float" office:value="7.5" calcext:value-type="float">
            <text:p>7.500</text:p>
          </table:table-cell>
          <table:table-cell table:style-name="ce3" office:value-type="float" office:value="40" calcext:value-type="float">
            <text:p>40.000</text:p>
          </table:table-cell>
          <table:table-cell table:style-name="ce3" office:value-type="float" office:value="83.7" calcext:value-type="float">
            <text:p>83.70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us 7 <text:s text:c="4"/>ZV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.000</text:p>
          </table:table-cell>
          <table:table-cell table:style-name="ce3" office:value-type="float" office:value="-23.42" calcext:value-type="float">
            <text:p>-23.420</text:p>
          </table:table-cell>
          <table:table-cell table:number-columns-repeated="4" table:style-name="ce3" office:value-type="float" office:value="0" calcext:value-type="float">
            <text:p>0.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s 8 <text:s text:c="4"/>TV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.000</text:p>
          </table:table-cell>
          <table:table-cell table:style-name="ce3" office:value-type="float" office:value="-23.42" calcext:value-type="float">
            <text:p>-23.420</text:p>
          </table:table-cell>
          <table:table-cell table:number-columns-repeated="4" table:style-name="ce3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Bus 9 <text:s text:c="4"/>LV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004" calcext:value-type="float">
            <text:p>1.004</text:p>
          </table:table-cell>
          <table:table-cell table:style-name="ce3" office:value-type="float" office:value="-24.75" calcext:value-type="float">
            <text:p>-24.750</text:p>
          </table:table-cell>
          <table:table-cell table:style-name="ce3" office:value-type="float" office:value="29.5" calcext:value-type="float">
            <text:p>29.500</text:p>
          </table:table-cell>
          <table:table-cell table:style-name="ce3" office:value-type="float" office:value="16.6" calcext:value-type="float">
            <text:p>16.600</text:p>
          </table:table-cell>
          <table:table-cell table:number-columns-repeated="2" table:style-name="ce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Bus 10 <text:s text:c="3"/>LV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007" calcext:value-type="float">
            <text:p>1.007</text:p>
          </table:table-cell>
          <table:table-cell table:style-name="ce3" office:value-type="float" office:value="-24.78" calcext:value-type="float">
            <text:p>-24.780</text:p>
          </table:table-cell>
          <table:table-cell table:style-name="ce3" office:value-type="float" office:value="9" calcext:value-type="float">
            <text:p>9.000</text:p>
          </table:table-cell>
          <table:table-cell table:style-name="ce3" office:value-type="float" office:value="5.8" calcext:value-type="float">
            <text:p>5.800</text:p>
          </table:table-cell>
          <table:table-cell table:number-columns-repeated="2" table:style-name="ce3" office:value-type="float" office:value="0" calcext:value-type="float">
            <text:p>0.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Bus 11 <text:s text:c="3"/>LV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034" calcext:value-type="float">
            <text:p>1.034</text:p>
          </table:table-cell>
          <table:table-cell table:style-name="ce3" office:value-type="float" office:value="-24.16" calcext:value-type="float">
            <text:p>-24.160</text:p>
          </table:table-cell>
          <table:table-cell table:style-name="ce3" office:value-type="float" office:value="3.5" calcext:value-type="float">
            <text:p>3.500</text:p>
          </table:table-cell>
          <table:table-cell table:style-name="ce3" office:value-type="float" office:value="1.8" calcext:value-type="float">
            <text:p>1.800</text:p>
          </table:table-cell>
          <table:table-cell table:number-columns-repeated="2" table:style-name="ce3" office:value-type="float" office:value="0" calcext:value-type="float">
            <text:p>0.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s 12 <text:s text:c="3"/>LV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51" calcext:value-type="float">
            <text:p>1.051</text:p>
          </table:table-cell>
          <table:table-cell table:style-name="ce3" office:value-type="float" office:value="-24.27" calcext:value-type="float">
            <text:p>-24.270</text:p>
          </table:table-cell>
          <table:table-cell table:style-name="ce3" office:value-type="float" office:value="6.1" calcext:value-type="float">
            <text:p>6.100</text:p>
          </table:table-cell>
          <table:table-cell table:style-name="ce3" office:value-type="float" office:value="1.6" calcext:value-type="float">
            <text:p>1.600</text:p>
          </table:table-cell>
          <table:table-cell table:number-columns-repeated="2" table:style-name="ce3" office:value-type="float" office:value="0" calcext:value-type="float">
            <text:p>0.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s 13 <text:s text:c="3"/>LV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42" calcext:value-type="float">
            <text:p>1.042</text:p>
          </table:table-cell>
          <table:table-cell table:style-name="ce3" office:value-type="float" office:value="-24.36" calcext:value-type="float">
            <text:p>-24.360</text:p>
          </table:table-cell>
          <table:table-cell table:style-name="ce3" office:value-type="float" office:value="13.5" calcext:value-type="float">
            <text:p>13.500</text:p>
          </table:table-cell>
          <table:table-cell table:style-name="ce3" office:value-type="float" office:value="5.8" calcext:value-type="float">
            <text:p>5.800</text:p>
          </table:table-cell>
          <table:table-cell table:number-columns-repeated="2" table:style-name="ce3" office:value-type="float" office:value="0" calcext:value-type="float">
            <text:p>0.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s 14 <text:s text:c="3"/>LV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02" calcext:value-type="float">
            <text:p>1.002</text:p>
          </table:table-cell>
          <table:table-cell table:style-name="ce3" office:value-type="float" office:value="-25.64" calcext:value-type="float">
            <text:p>-25.640</text:p>
          </table:table-cell>
          <table:table-cell table:style-name="ce3" office:value-type="float" office:value="14.9" calcext:value-type="float">
            <text:p>14.900</text:p>
          </table:table-cell>
          <table:table-cell table:style-name="ce3" office:value-type="float" office:value="5" calcext:value-type="float">
            <text:p>5.000</text:p>
          </table:table-cell>
          <table:table-cell table:number-columns-repeated="2" table:style-name="ce3" office:value-type="float" office:value="0" calcext:value-type="float">
            <text:p>0.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节点阻抗矩阵X = B<text:span text:style-name="T1">-1</text:span>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2528" calcext:value-type="float">
            <text:p>2.82528</text:p>
          </table:table-cell>
          <table:table-cell office:value-type="float" office:value="2.86098" calcext:value-type="float">
            <text:p>2.86098</text:p>
          </table:table-cell>
          <table:table-cell office:value-type="float" office:value="2.94604" calcext:value-type="float">
            <text:p>2.94604</text:p>
          </table:table-cell>
          <table:table-cell office:value-type="float" office:value="3.00983" calcext:value-type="float">
            <text:p>3.00983</text:p>
          </table:table-cell>
          <table:table-cell office:value-type="float" office:value="2.89871" calcext:value-type="float">
            <text:p>2.89871</text:p>
          </table:table-cell>
          <table:table-cell office:value-type="float" office:value="2.76641" calcext:value-type="float">
            <text:p>2.76641</text:p>
          </table:table-cell>
          <table:table-cell table:number-columns-repeated="2" office:value-type="float" office:value="2.97864" calcext:value-type="float">
            <text:p>2.97864</text:p>
          </table:table-cell>
          <table:table-cell table:number-columns-repeated="3" office:value-type="float" office:value="2.99706" calcext:value-type="float">
            <text:p>2.99706</text:p>
          </table:table-cell>
          <table:table-cell office:value-type="float" office:value="2.78079" calcext:value-type="float">
            <text:p>2.78079</text:p>
          </table:table-cell>
          <table:table-cell office:value-type="float" office:value="2.80107" calcext:value-type="float">
            <text:p>2.80107</text:p>
          </table:table-cell>
          <table:table-cell office:value-type="float" office:value="2.91216" calcext:value-type="float">
            <text:p>2.91216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6098" calcext:value-type="float">
            <text:p>2.86098</text:p>
          </table:table-cell>
          <table:table-cell office:value-type="float" office:value="2.83295" calcext:value-type="float">
            <text:p>2.83295</text:p>
          </table:table-cell>
          <table:table-cell office:value-type="float" office:value="2.92398" calcext:value-type="float">
            <text:p>2.92398</text:p>
          </table:table-cell>
          <table:table-cell office:value-type="float" office:value="2.99354" calcext:value-type="float">
            <text:p>2.99354</text:p>
          </table:table-cell>
          <table:table-cell office:value-type="float" office:value="2.92756" calcext:value-type="float">
            <text:p>2.92756</text:p>
          </table:table-cell>
          <table:table-cell office:value-type="float" office:value="2.78525" calcext:value-type="float">
            <text:p>2.78525</text:p>
          </table:table-cell>
          <table:table-cell table:number-columns-repeated="2" office:value-type="float" office:value="2.96673" calcext:value-type="float">
            <text:p>2.96673</text:p>
          </table:table-cell>
          <table:table-cell table:number-columns-repeated="3" office:value-type="float" office:value="2.98727" calcext:value-type="float">
            <text:p>2.98727</text:p>
          </table:table-cell>
          <table:table-cell office:value-type="float" office:value="2.79785" calcext:value-type="float">
            <text:p>2.79785</text:p>
          </table:table-cell>
          <table:table-cell office:value-type="float" office:value="2.81561" calcext:value-type="float">
            <text:p>2.81561</text:p>
          </table:table-cell>
          <table:table-cell office:value-type="float" office:value="2.91291" calcext:value-type="float">
            <text:p>2.91291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4604" calcext:value-type="float">
            <text:p>2.94604</text:p>
          </table:table-cell>
          <table:table-cell office:value-type="float" office:value="2.92398" calcext:value-type="float">
            <text:p>2.92398</text:p>
          </table:table-cell>
          <table:table-cell office:value-type="float" office:value="2.82404" calcext:value-type="float">
            <text:p>2.82404</text:p>
          </table:table-cell>
          <table:table-cell office:value-type="float" office:value="2.91128" calcext:value-type="float">
            <text:p>2.91128</text:p>
          </table:table-cell>
          <table:table-cell office:value-type="float" office:value="2.99006" calcext:value-type="float">
            <text:p>2.99006</text:p>
          </table:table-cell>
          <table:table-cell office:value-type="float" office:value="2.81725" calcext:value-type="float">
            <text:p>2.81725</text:p>
          </table:table-cell>
          <table:table-cell table:number-columns-repeated="2" office:value-type="float" office:value="2.89875" calcext:value-type="float">
            <text:p>2.89875</text:p>
          </table:table-cell>
          <table:table-cell table:number-columns-repeated="3" office:value-type="float" office:value="2.92585" calcext:value-type="float">
            <text:p>2.92585</text:p>
          </table:table-cell>
          <table:table-cell office:value-type="float" office:value="2.82402" calcext:value-type="float">
            <text:p>2.82402</text:p>
          </table:table-cell>
          <table:table-cell office:value-type="float" office:value="2.83357" calcext:value-type="float">
            <text:p>2.83357</text:p>
          </table:table-cell>
          <table:table-cell office:value-type="float" office:value="2.88588" calcext:value-type="float">
            <text:p>2.88588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0983" calcext:value-type="float">
            <text:p>3.00983</text:p>
          </table:table-cell>
          <table:table-cell office:value-type="float" office:value="2.99354" calcext:value-type="float">
            <text:p>2.99354</text:p>
          </table:table-cell>
          <table:table-cell office:value-type="float" office:value="2.91128" calcext:value-type="float">
            <text:p>2.91128</text:p>
          </table:table-cell>
          <table:table-cell office:value-type="float" office:value="2.81743" calcext:value-type="float">
            <text:p>2.81743</text:p>
          </table:table-cell>
          <table:table-cell office:value-type="float" office:value="3.03232" calcext:value-type="float">
            <text:p>3.03232</text:p>
          </table:table-cell>
          <table:table-cell office:value-type="float" office:value="2.83171" calcext:value-type="float">
            <text:p>2.83171</text:p>
          </table:table-cell>
          <table:table-cell table:number-columns-repeated="2" office:value-type="float" office:value="2.81844" calcext:value-type="float">
            <text:p>2.81844</text:p>
          </table:table-cell>
          <table:table-cell table:number-columns-repeated="3" office:value-type="float" office:value="2.85157" calcext:value-type="float">
            <text:p>2.85157</text:p>
          </table:table-cell>
          <table:table-cell office:value-type="float" office:value="2.83295" calcext:value-type="float">
            <text:p>2.83295</text:p>
          </table:table-cell>
          <table:table-cell office:value-type="float" office:value="2.83469" calcext:value-type="float">
            <text:p>2.83469</text:p>
          </table:table-cell>
          <table:table-cell office:value-type="float" office:value="2.84426" calcext:value-type="float">
            <text:p>2.84426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9871" calcext:value-type="float">
            <text:p>2.89871</text:p>
          </table:table-cell>
          <table:table-cell office:value-type="float" office:value="2.92756" calcext:value-type="float">
            <text:p>2.92756</text:p>
          </table:table-cell>
          <table:table-cell office:value-type="float" office:value="2.99006" calcext:value-type="float">
            <text:p>2.99006</text:p>
          </table:table-cell>
          <table:table-cell office:value-type="float" office:value="3.03232" calcext:value-type="float">
            <text:p>3.03232</text:p>
          </table:table-cell>
          <table:table-cell office:value-type="float" office:value="2.75985" calcext:value-type="float">
            <text:p>2.75985</text:p>
          </table:table-cell>
          <table:table-cell office:value-type="float" office:value="2.6652" calcext:value-type="float">
            <text:p>2.6652</text:p>
          </table:table-cell>
          <table:table-cell table:number-columns-repeated="2" office:value-type="float" office:value="2.98569" calcext:value-type="float">
            <text:p>2.98569</text:p>
          </table:table-cell>
          <table:table-cell table:number-columns-repeated="3" office:value-type="float" office:value="2.99625" calcext:value-type="float">
            <text:p>2.99625</text:p>
          </table:table-cell>
          <table:table-cell office:value-type="float" office:value="2.68584" calcext:value-type="float">
            <text:p>2.68584</text:p>
          </table:table-cell>
          <table:table-cell office:value-type="float" office:value="2.71495" calcext:value-type="float">
            <text:p>2.71495</text:p>
          </table:table-cell>
          <table:table-cell office:value-type="float" office:value="2.87439" calcext:value-type="float">
            <text:p>2.87439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6641" calcext:value-type="float">
            <text:p>2.76641</text:p>
          </table:table-cell>
          <table:table-cell office:value-type="float" office:value="2.78525" calcext:value-type="float">
            <text:p>2.78525</text:p>
          </table:table-cell>
          <table:table-cell office:value-type="float" office:value="2.81725" calcext:value-type="float">
            <text:p>2.81725</text:p>
          </table:table-cell>
          <table:table-cell office:value-type="float" office:value="2.83171" calcext:value-type="float">
            <text:p>2.83171</text:p>
          </table:table-cell>
          <table:table-cell office:value-type="float" office:value="2.6652" calcext:value-type="float">
            <text:p>2.6652</text:p>
          </table:table-cell>
          <table:table-cell office:value-type="float" office:value="2.35034" calcext:value-type="float">
            <text:p>2.35034</text:p>
          </table:table-cell>
          <table:table-cell table:number-columns-repeated="2" office:value-type="float" office:value="2.77088" calcext:value-type="float">
            <text:p>2.77088</text:p>
          </table:table-cell>
          <table:table-cell table:number-columns-repeated="3" office:value-type="float" office:value="2.77165" calcext:value-type="float">
            <text:p>2.77165</text:p>
          </table:table-cell>
          <table:table-cell office:value-type="float" office:value="2.3766" calcext:value-type="float">
            <text:p>2.3766</text:p>
          </table:table-cell>
          <table:table-cell office:value-type="float" office:value="2.41364" calcext:value-type="float">
            <text:p>2.41364</text:p>
          </table:table-cell>
          <table:table-cell office:value-type="float" office:value="2.61656" calcext:value-type="float">
            <text:p>2.61656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7864" calcext:value-type="float">
            <text:p>2.97864</text:p>
          </table:table-cell>
          <table:table-cell office:value-type="float" office:value="2.96673" calcext:value-type="float">
            <text:p>2.96673</text:p>
          </table:table-cell>
          <table:table-cell office:value-type="float" office:value="2.89875" calcext:value-type="float">
            <text:p>2.89875</text:p>
          </table:table-cell>
          <table:table-cell office:value-type="float" office:value="2.81844" calcext:value-type="float">
            <text:p>2.81844</text:p>
          </table:table-cell>
          <table:table-cell office:value-type="float" office:value="2.98569" calcext:value-type="float">
            <text:p>2.98569</text:p>
          </table:table-cell>
          <table:table-cell office:value-type="float" office:value="2.77088" calcext:value-type="float">
            <text:p>2.77088</text:p>
          </table:table-cell>
          <table:table-cell table:style-name="ce5" office:value-type="float" office:value="2.66632" calcext:value-type="float">
            <text:p>2.66632</text:p>
          </table:table-cell>
          <table:table-cell office:value-type="float" office:value="2.66632" calcext:value-type="float">
            <text:p>2.66632</text:p>
          </table:table-cell>
          <table:table-cell table:number-columns-repeated="3" table:style-name="ce5" office:value-type="float" office:value="2.72893" calcext:value-type="float">
            <text:p>2.72893</text:p>
          </table:table-cell>
          <table:table-cell office:value-type="float" office:value="2.76826" calcext:value-type="float">
            <text:p>2.76826</text:p>
          </table:table-cell>
          <table:table-cell office:value-type="float" office:value="2.76457" calcext:value-type="float">
            <text:p>2.76457</text:p>
          </table:table-cell>
          <table:table-cell office:value-type="float" office:value="2.74437" calcext:value-type="float">
            <text:p>2.74437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7864" calcext:value-type="float">
            <text:p>2.97864</text:p>
          </table:table-cell>
          <table:table-cell office:value-type="float" office:value="2.96673" calcext:value-type="float">
            <text:p>2.96673</text:p>
          </table:table-cell>
          <table:table-cell office:value-type="float" office:value="2.89875" calcext:value-type="float">
            <text:p>2.89875</text:p>
          </table:table-cell>
          <table:table-cell office:value-type="float" office:value="2.81844" calcext:value-type="float">
            <text:p>2.81844</text:p>
          </table:table-cell>
          <table:table-cell office:value-type="float" office:value="2.98569" calcext:value-type="float">
            <text:p>2.98569</text:p>
          </table:table-cell>
          <table:table-cell office:value-type="float" office:value="2.77088" calcext:value-type="float">
            <text:p>2.77088</text:p>
          </table:table-cell>
          <table:table-cell office:value-type="float" office:value="2.66632" calcext:value-type="float">
            <text:p>2.66632</text:p>
          </table:table-cell>
          <table:table-cell office:value-type="float" office:value="2.49017" calcext:value-type="float">
            <text:p>2.49017</text:p>
          </table:table-cell>
          <table:table-cell table:number-columns-repeated="3" office:value-type="float" office:value="2.72893" calcext:value-type="float">
            <text:p>2.72893</text:p>
          </table:table-cell>
          <table:table-cell office:value-type="float" office:value="2.76826" calcext:value-type="float">
            <text:p>2.76826</text:p>
          </table:table-cell>
          <table:table-cell office:value-type="float" office:value="2.76457" calcext:value-type="float">
            <text:p>2.76457</text:p>
          </table:table-cell>
          <table:table-cell office:value-type="float" office:value="2.74437" calcext:value-type="float">
            <text:p>2.74437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9706" calcext:value-type="float">
            <text:p>2.99706</text:p>
          </table:table-cell>
          <table:table-cell office:value-type="float" office:value="2.98727" calcext:value-type="float">
            <text:p>2.98727</text:p>
          </table:table-cell>
          <table:table-cell office:value-type="float" office:value="2.92585" calcext:value-type="float">
            <text:p>2.92585</text:p>
          </table:table-cell>
          <table:table-cell office:value-type="float" office:value="2.85157" calcext:value-type="float">
            <text:p>2.85157</text:p>
          </table:table-cell>
          <table:table-cell office:value-type="float" office:value="2.99625" calcext:value-type="float">
            <text:p>2.99625</text:p>
          </table:table-cell>
          <table:table-cell office:value-type="float" office:value="2.77165" calcext:value-type="float">
            <text:p>2.77165</text:p>
          </table:table-cell>
          <table:table-cell table:style-name="ce5" office:value-type="float" office:value="2.72893" calcext:value-type="float">
            <text:p>2.72893</text:p>
          </table:table-cell>
          <table:table-cell office:value-type="float" office:value="2.72893" calcext:value-type="float">
            <text:p>2.72893</text:p>
          </table:table-cell>
          <table:table-cell table:number-columns-repeated="3" table:style-name="ce5" office:value-type="float" office:value="2.69741" calcext:value-type="float">
            <text:p>2.69741</text:p>
          </table:table-cell>
          <table:table-cell office:value-type="float" office:value="2.76702" calcext:value-type="float">
            <text:p>2.76702</text:p>
          </table:table-cell>
          <table:table-cell office:value-type="float" office:value="2.76049" calcext:value-type="float">
            <text:p>2.76049</text:p>
          </table:table-cell>
          <table:table-cell office:value-type="float" office:value="2.72474" calcext:value-type="float">
            <text:p>2.72474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9706" calcext:value-type="float">
            <text:p>2.99706</text:p>
          </table:table-cell>
          <table:table-cell office:value-type="float" office:value="2.98727" calcext:value-type="float">
            <text:p>2.98727</text:p>
          </table:table-cell>
          <table:table-cell office:value-type="float" office:value="2.92585" calcext:value-type="float">
            <text:p>2.92585</text:p>
          </table:table-cell>
          <table:table-cell office:value-type="float" office:value="2.85157" calcext:value-type="float">
            <text:p>2.85157</text:p>
          </table:table-cell>
          <table:table-cell office:value-type="float" office:value="2.99625" calcext:value-type="float">
            <text:p>2.99625</text:p>
          </table:table-cell>
          <table:table-cell office:value-type="float" office:value="2.77165" calcext:value-type="float">
            <text:p>2.77165</text:p>
          </table:table-cell>
          <table:table-cell table:style-name="ce5" office:value-type="float" office:value="2.72893" calcext:value-type="float">
            <text:p>2.72893</text:p>
          </table:table-cell>
          <table:table-cell office:value-type="float" office:value="2.72893" calcext:value-type="float">
            <text:p>2.72893</text:p>
          </table:table-cell>
          <table:table-cell table:style-name="ce5" office:value-type="float" office:value="2.69741" calcext:value-type="float">
            <text:p>2.69741</text:p>
          </table:table-cell>
          <table:table-cell table:number-columns-repeated="2" table:style-name="ce5" office:value-type="float" office:value="2.60094" calcext:value-type="float">
            <text:p>2.60094</text:p>
          </table:table-cell>
          <table:table-cell office:value-type="float" office:value="2.76702" calcext:value-type="float">
            <text:p>2.76702</text:p>
          </table:table-cell>
          <table:table-cell office:value-type="float" office:value="2.76049" calcext:value-type="float">
            <text:p>2.76049</text:p>
          </table:table-cell>
          <table:table-cell office:value-type="float" office:value="2.72474" calcext:value-type="float">
            <text:p>2.72474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9706" calcext:value-type="float">
            <text:p>2.99706</text:p>
          </table:table-cell>
          <table:table-cell office:value-type="float" office:value="2.98727" calcext:value-type="float">
            <text:p>2.98727</text:p>
          </table:table-cell>
          <table:table-cell office:value-type="float" office:value="2.92585" calcext:value-type="float">
            <text:p>2.92585</text:p>
          </table:table-cell>
          <table:table-cell office:value-type="float" office:value="2.85157" calcext:value-type="float">
            <text:p>2.85157</text:p>
          </table:table-cell>
          <table:table-cell office:value-type="float" office:value="2.99625" calcext:value-type="float">
            <text:p>2.99625</text:p>
          </table:table-cell>
          <table:table-cell office:value-type="float" office:value="2.77165" calcext:value-type="float">
            <text:p>2.77165</text:p>
          </table:table-cell>
          <table:table-cell table:style-name="ce5" office:value-type="float" office:value="2.72893" calcext:value-type="float">
            <text:p>2.72893</text:p>
          </table:table-cell>
          <table:table-cell office:value-type="float" office:value="2.72893" calcext:value-type="float">
            <text:p>2.72893</text:p>
          </table:table-cell>
          <table:table-cell table:style-name="ce5" office:value-type="float" office:value="2.69741" calcext:value-type="float">
            <text:p>2.69741</text:p>
          </table:table-cell>
          <table:table-cell table:style-name="ce5" office:value-type="float" office:value="2.60094" calcext:value-type="float">
            <text:p>2.60094</text:p>
          </table:table-cell>
          <table:table-cell table:style-name="ce5" office:value-type="float" office:value="2.37382" calcext:value-type="float">
            <text:p>2.37382</text:p>
          </table:table-cell>
          <table:table-cell office:value-type="float" office:value="2.76702" calcext:value-type="float">
            <text:p>2.76702</text:p>
          </table:table-cell>
          <table:table-cell office:value-type="float" office:value="2.76049" calcext:value-type="float">
            <text:p>2.76049</text:p>
          </table:table-cell>
          <table:table-cell office:value-type="float" office:value="2.72474" calcext:value-type="float">
            <text:p>2.72474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8079" calcext:value-type="float">
            <text:p>2.78079</text:p>
          </table:table-cell>
          <table:table-cell office:value-type="float" office:value="2.79785" calcext:value-type="float">
            <text:p>2.79785</text:p>
          </table:table-cell>
          <table:table-cell office:value-type="float" office:value="2.82402" calcext:value-type="float">
            <text:p>2.82402</text:p>
          </table:table-cell>
          <table:table-cell office:value-type="float" office:value="2.83295" calcext:value-type="float">
            <text:p>2.83295</text:p>
          </table:table-cell>
          <table:table-cell office:value-type="float" office:value="2.68584" calcext:value-type="float">
            <text:p>2.68584</text:p>
          </table:table-cell>
          <table:table-cell office:value-type="float" office:value="2.3766" calcext:value-type="float">
            <text:p>2.3766</text:p>
          </table:table-cell>
          <table:table-cell table:number-columns-repeated="2" office:value-type="float" office:value="2.76826" calcext:value-type="float">
            <text:p>2.76826</text:p>
          </table:table-cell>
          <table:table-cell table:number-columns-repeated="3" office:value-type="float" office:value="2.76702" calcext:value-type="float">
            <text:p>2.76702</text:p>
          </table:table-cell>
          <table:table-cell office:value-type="float" office:value="2.197" calcext:value-type="float">
            <text:p>2.197</text:p>
          </table:table-cell>
          <table:table-cell office:value-type="float" office:value="2.38776" calcext:value-type="float">
            <text:p>2.38776</text:p>
          </table:table-cell>
          <table:table-cell office:value-type="float" office:value="2.60273" calcext:value-type="float">
            <text:p>2.60273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0107" calcext:value-type="float">
            <text:p>2.80107</text:p>
          </table:table-cell>
          <table:table-cell office:value-type="float" office:value="2.81561" calcext:value-type="float">
            <text:p>2.81561</text:p>
          </table:table-cell>
          <table:table-cell office:value-type="float" office:value="2.83357" calcext:value-type="float">
            <text:p>2.83357</text:p>
          </table:table-cell>
          <table:table-cell office:value-type="float" office:value="2.83469" calcext:value-type="float">
            <text:p>2.83469</text:p>
          </table:table-cell>
          <table:table-cell office:value-type="float" office:value="2.71495" calcext:value-type="float">
            <text:p>2.71495</text:p>
          </table:table-cell>
          <table:table-cell office:value-type="float" office:value="2.41364" calcext:value-type="float">
            <text:p>2.41364</text:p>
          </table:table-cell>
          <table:table-cell table:number-columns-repeated="2" office:value-type="float" office:value="2.76457" calcext:value-type="float">
            <text:p>2.76457</text:p>
          </table:table-cell>
          <table:table-cell table:number-columns-repeated="3" office:value-type="float" office:value="2.76049" calcext:value-type="float">
            <text:p>2.76049</text:p>
          </table:table-cell>
          <table:table-cell office:value-type="float" office:value="2.38776" calcext:value-type="float">
            <text:p>2.38776</text:p>
          </table:table-cell>
          <table:table-cell office:value-type="float" office:value="2.35125" calcext:value-type="float">
            <text:p>2.35125</text:p>
          </table:table-cell>
          <table:table-cell office:value-type="float" office:value="2.58321" calcext:value-type="float">
            <text:p>2.58321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1216" calcext:value-type="float">
            <text:p>2.91216</text:p>
          </table:table-cell>
          <table:table-cell office:value-type="float" office:value="2.91291" calcext:value-type="float">
            <text:p>2.91291</text:p>
          </table:table-cell>
          <table:table-cell office:value-type="float" office:value="2.88588" calcext:value-type="float">
            <text:p>2.88588</text:p>
          </table:table-cell>
          <table:table-cell office:value-type="float" office:value="2.84426" calcext:value-type="float">
            <text:p>2.84426</text:p>
          </table:table-cell>
          <table:table-cell office:value-type="float" office:value="2.87439" calcext:value-type="float">
            <text:p>2.87439</text:p>
          </table:table-cell>
          <table:table-cell office:value-type="float" office:value="2.61656" calcext:value-type="float">
            <text:p>2.61656</text:p>
          </table:table-cell>
          <table:table-cell table:number-columns-repeated="2" office:value-type="float" office:value="2.74437" calcext:value-type="float">
            <text:p>2.74437</text:p>
          </table:table-cell>
          <table:table-cell table:number-columns-repeated="3" office:value-type="float" office:value="2.72474" calcext:value-type="float">
            <text:p>2.72474</text:p>
          </table:table-cell>
          <table:table-cell office:value-type="float" office:value="2.60273" calcext:value-type="float">
            <text:p>2.60273</text:p>
          </table:table-cell>
          <table:table-cell office:value-type="float" office:value="2.58321" calcext:value-type="float">
            <text:p>2.58321</text:p>
          </table:table-cell>
          <table:table-cell office:value-type="float" office:value="2.47631" calcext:value-type="float">
            <text:p>2.47631</text:p>
          </table:table-cell>
          <table:table-cell table:number-columns-repeated="100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4:48:31.694960377</meta:creation-date>
    <dc:date>2017-04-07T15:24:28.345534118</dc:date>
    <meta:editing-duration>PT20M36S</meta:editing-duration>
    <meta:editing-cycles>3</meta:editing-cycles>
    <meta:generator>LibreOffice/5.1.6.2$Linux_X86_64 LibreOffice_project/10m0$Build-2</meta:generator>
    <meta:document-statistic meta:table-count="2" meta:cell-count="455" meta:object-count="0"/>
  </office:meta>
</office:document-meta>
</file>